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6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May Mandate to go to ask for extension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table:formula="of:=[.A2]*[.B2]*[.C2]" office:value-type="float" office:value="0.256" calcext:value-type="float">
            <text:p>0.256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table:formula="of:=[.A3]*[.B3]*[.C3]" office:value-type="float" office:value="0.064" calcext:value-type="float">
            <text:p>0.06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SUM([.D2:.D3])" office:value-type="float" office:value="0.32" calcext:value-type="float">
            <text:p>0.32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o Deal</text:p>
          </table:table-cell>
          <table:table-cell table:number-columns-repeated="5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7]*[.B7]*[.C7]" office:value-type="float" office:value="0.032" calcext:value-type="float">
            <text:p>0.032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table:formula="of:=[.A8]*[.B8]*[.C8]*[.D8]" office:value-type="float" office:value="0.0192" calcext:value-type="float">
            <text:p>0.0192</text:p>
          </table:table-cell>
          <table:table-cell/>
        </table:table-row>
        <table:table-row table:style-name="ro1">
          <table:table-cell table:number-columns-repeated="2" office:value-type="float" office:value="0.3" calcext:value-type="float">
            <text:p>0.3</text:p>
          </table:table-cell>
          <table:table-cell table:formula="of:=[.D4]" office:value-type="float" office:value="0.32" calcext:value-type="float">
            <text:p>0.32</text:p>
          </table:table-cell>
          <table:table-cell/>
          <table:table-cell table:formula="of:=[.A9]*[.B9]*[.C9]" office:value-type="float" office:value="0.0288" calcext:value-type="float">
            <text:p>0.0288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2" office:value-type="float" office:value="0.3" calcext:value-type="float">
            <text:p>0.3</text:p>
          </table:table-cell>
          <table:table-cell table:formula="of:=[.D4]" office:value-type="float" office:value="0.32" calcext:value-type="float">
            <text:p>0.32</text:p>
          </table:table-cell>
          <table:table-cell table:formula="of:=[.A10]*[.B10]*[.C10]*[.D10]" office:value-type="float" office:value="0.00576" calcext:value-type="float">
            <text:p>0.00576</text:p>
          </table:table-cell>
          <table:table-cell/>
        </table:table-row>
        <table:table-row table:style-name="ro1">
          <table:table-cell table:number-columns-repeated="2"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table:formula="of:=[.A11]*[.B11]*[.C11]*[.D11]" office:value-type="float" office:value="0.0032" calcext:value-type="float">
            <text:p>0.0032</text:p>
          </table:table-cell>
          <table:table-cell/>
        </table:table-row>
        <table:table-row table:style-name="ro1">
          <table:table-cell table:number-columns-repeated="2"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table:formula="of:=[.A12]*[.B12]*[.C12]*[.D12]" office:value-type="float" office:value="0.0128" calcext:value-type="float">
            <text:p>0.0128</text:p>
          </table:table-cell>
          <table:table-cell/>
        </table:table-row>
        <table:table-row table:style-name="ro1">
          <table:table-cell table:number-columns-repeated="2" office:value-type="float" office:value="0.2" calcext:value-type="float">
            <text:p>0.2</text:p>
          </table:table-cell>
          <table:table-cell table:number-columns-repeated="2"/>
          <table:table-cell table:formula="of:=[.A13]*[.B13]" office:value-type="float" office:value="0.04" calcext:value-type="float">
            <text:p>0.04</text:p>
          </table:table-cell>
          <table:table-cell/>
        </table:table-row>
        <table:table-row table:style-name="ro1">
          <table:table-cell table:number-columns-repeated="4"/>
          <table:table-cell table:formula="of:=SUM([.E7:.E13])" office:value-type="float" office:value="0.14176" calcext:value-type="float">
            <text:p>0.14176</text:p>
          </table:table-cell>
          <table:table-cell table:formula="of:=[.E14]*100" office:value-type="float" office:value="14.176" calcext:value-type="float">
            <text:p>14.176</text:p>
          </table:table-cell>
        </table:table-row>
        <table:table-row table:style-name="ro1">
          <table:table-cell office:value-type="string" calcext:value-type="string">
            <text:p>General Election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table:formula="of:=[.A17]*[.B17]*[.C17]*[.D17]" office:value-type="float" office:value="0.0512" calcext:value-type="float">
            <text:p>0.0512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table:formula="of:=[.A18]*[.B18]*[.C18]*[.D18]" office:value-type="float" office:value="0.0128" calcext:value-type="float">
            <text:p>0.0128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2" office:value-type="float" office:value="0.3" calcext:value-type="float">
            <text:p>0.3</text:p>
          </table:table-cell>
          <table:table-cell table:formula="of:=[.D4]" office:value-type="float" office:value="0.32" calcext:value-type="float">
            <text:p>0.32</text:p>
          </table:table-cell>
          <table:table-cell table:formula="of:=[.A19]*[.B19]*[.C19]*[.D19]" office:value-type="float" office:value="0.02304" calcext:value-type="float">
            <text:p>0.02304</text:p>
          </table:table-cell>
          <table:table-cell/>
        </table:table-row>
        <table:table-row table:style-name="ro1">
          <table:table-cell table:number-columns-repeated="4"/>
          <table:table-cell table:formula="of:=SUM([.E17:.E19])" office:value-type="float" office:value="0.08704" calcext:value-type="float">
            <text:p>0.08704</text:p>
          </table:table-cell>
          <table:table-cell table:formula="of:=[.E20]*100" office:value-type="float" office:value="8.704" calcext:value-type="float">
            <text:p>8.704</text:p>
          </table:table-cell>
        </table:table-row>
        <table:table-row table:style-name="ro1">
          <table:table-cell office:value-type="string" calcext:value-type="string">
            <text:p>Softer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[.D4]" office:value-type="float" office:value="0.32" calcext:value-type="float">
            <text:p>0.32</text:p>
          </table:table-cell>
          <table:table-cell table:number-columns-repeated="2"/>
          <table:table-cell table:formula="of:=[.A22]*[.B22]" office:value-type="float" office:value="0.224" calcext:value-type="float">
            <text:p>0.224</text:p>
          </table:table-cell>
          <table:table-cell table:formula="of:=[.E22]*100" office:value-type="float" office:value="22.4" calcext:value-type="float">
            <text:p>22.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V</text:p>
          </table:table-cell>
          <table:table-cell table:number-columns-repeated="5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25]*[.B25]*[.C25]" office:value-type="float" office:value="0.288" calcext:value-type="float">
            <text:p>0.288</text:p>
          </table:table-cell>
          <table:table-cell table:formula="of:=[.E25]*100" office:value-type="float" office:value="28.8" calcext:value-type="float">
            <text:p>28.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scind</text:p>
          </table:table-cell>
          <table:table-cell table:number-columns-repeated="5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28]*[.B28]*[.C28]" office:value-type="float" office:value="0.048" calcext:value-type="float">
            <text:p>0.048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table:formula="of:=[.D4]" office:value-type="float" office:value="0.32" calcext:value-type="float">
            <text:p>0.32</text:p>
          </table:table-cell>
          <table:table-cell/>
          <table:table-cell table:formula="of:=[.A29]*[.B29]*[.C29]" office:value-type="float" office:value="0.0384" calcext:value-type="float">
            <text:p>0.0384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table:formula="of:=[.A30]*[.B30]*[.C30]*[.D30]" office:value-type="float" office:value="0.0128" calcext:value-type="float">
            <text:p>0.0128</text:p>
          </table:table-cell>
          <table:table-cell/>
        </table:table-row>
        <table:table-row table:style-name="ro1">
          <table:table-cell table:number-columns-repeated="4"/>
          <table:table-cell table:formula="of:=SUM([.E28:.E30])" office:value-type="float" office:value="0.0992" calcext:value-type="float">
            <text:p>0.0992</text:p>
          </table:table-cell>
          <table:table-cell table:formula="of:=[.E31]*100" office:value-type="float" office:value="9.92" calcext:value-type="float">
            <text:p>9.9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table:formula="of:=SUM([.F14:.F31])" office:value-type="float" office:value="84" calcext:value-type="float">
            <text:p>84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o Consensus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table:formula="of:=[.B1]*[.C1]" office:value-type="float" office:value="0.08" calcext:value-type="float">
            <text:p>0.08</text:p>
          </table:table-cell>
          <table:table-cell/>
          <table:table-cell table:style-name="Default" office:value-type="string" calcext:value-type="string">
            <text:p>May to return</text:p>
          </table:table-cell>
          <table:table-cell table:formula="of:=[.D2]*0.8" office:value-type="float" office:value="0.256" calcext:value-type="float">
            <text:p>0.256</text:p>
          </table:table-cell>
          <table:table-cell/>
          <table:table-cell office:value-type="string" calcext:value-type="string">
            <text:p>May demands GE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table:formula="of:=[.J1]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Perm CU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table:formula="of:=[.B2]*[.C2]" office:value-type="float" office:value="0.32" calcext:value-type="float">
            <text:p>0.32</text:p>
          </table:table-cell>
          <table:table-cell/>
          <table:table-cell table:style-name="Default"/>
          <table:table-cell table:formula="of:=[.D3]*0.8" office:value-type="float" office:value="0.064" calcext:value-type="float">
            <text:p>0.064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table:formula="of:=[.J2]*[.K2]*[.L2]" office:value-type="float" office:value="0.064" calcext:value-type="float">
            <text:p>0.064</text:p>
          </table:table-cell>
        </table:table-row>
        <table:table-row table:style-name="ro1">
          <table:table-cell office:value-type="string" calcext:value-type="string">
            <text:p>CM 2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table:formula="of:=[.B3]*[.C3]" office:value-type="float" office:value="0.08" calcext:value-type="float">
            <text:p>0.08</text:p>
          </table:table-cell>
          <table:table-cell/>
          <table:table-cell table:style-name="Default"/>
          <table:table-cell table:formula="of:=SUM([.G1:.G2])" office:value-type="float" office:value="0.32" calcext:value-type="float">
            <text:p>0.32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table:formula="of:=[.J3]*[.K3]*[.L3]"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May’s Deal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table:formula="of:=[.B4]*[.C4]" office:value-type="float" office:value="0.32" calcext:value-type="float">
            <text:p>0.32</text:p>
          </table:table-cell>
          <table:table-cell/>
          <table:table-cell table:style-name="Default"/>
          <table:table-cell table:number-columns-repeated="3"/>
          <table:table-cell table:number-columns-repeated="2" office:value-type="float" office:value="0.3" calcext:value-type="float">
            <text:p>0.3</text:p>
          </table:table-cell>
          <table:table-cell table:formula="of:=[.G3]" office:value-type="float" office:value="0.32" calcext:value-type="float">
            <text:p>0.32</text:p>
          </table:table-cell>
          <table:table-cell table:formula="of:=[.J4]*[.K4]*[.L4]" office:value-type="float" office:value="0.0288" calcext:value-type="float">
            <text:p>0.0288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6"/>
          <table:table-cell table:formula="of:=SUM([.M1:.M4])" office:value-type="float" office:value="0.3088" calcext:value-type="float">
            <text:p>0.3088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No Deal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8]*[.B8]*[.C8]" office:value-type="float" office:value="0.032" calcext:value-type="float">
            <text:p>0.032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table:formula="of:=[.A9]*[.B9]*[.C9]*[.D9]" office:value-type="float" office:value="0.0192" calcext:value-type="float">
            <text:p>0.0192</text:p>
          </table:table-cell>
          <table:table-cell table:style-name="Default"/>
          <table:table-cell table:number-columns-repeated="7"/>
        </table:table-row>
        <table:table-row table:style-name="ro1">
          <table:table-cell table:number-columns-repeated="2" office:value-type="float" office:value="0.3" calcext:value-type="float">
            <text:p>0.3</text:p>
          </table:table-cell>
          <table:table-cell table:formula="of:=[.G3]" office:value-type="float" office:value="0.32" calcext:value-type="float">
            <text:p>0.32</text:p>
          </table:table-cell>
          <table:table-cell/>
          <table:table-cell table:formula="of:=[.A10]*[.B10]*[.C10]" office:value-type="float" office:value="0.0288" calcext:value-type="float">
            <text:p>0.0288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M5]" office:value-type="float" office:value="0.3088" calcext:value-type="float">
            <text:p>0.3088</text:p>
          </table:table-cell>
          <table:table-cell table:number-columns-repeated="2"/>
          <table:table-cell table:formula="of:=[.A11]*[.B11]" office:value-type="float" office:value="0.06176" calcext:value-type="float">
            <text:p>0.06176</text:p>
          </table:table-cell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table:formula="of:=SUM([.E8:.E11])" office:value-type="float" office:value="0.14176" calcext:value-type="float">
            <text:p>0.14176</text:p>
          </table:table-cell>
          <table:table-cell table:formula="of:=[.E12]*100" office:value-type="float" office:value="14.176" calcext:value-type="float">
            <text:p>14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GE</text:p>
          </table:table-cell>
          <table:table-cell table:number-columns-repeated="12"/>
        </table:table-row>
        <table:table-row table:style-name="ro1">
          <table:table-cell table:formula="of:=[.M5]" office:value-type="float" office:value="0.3088" calcext:value-type="float">
            <text:p>0.3088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table:formula="of:=[.A15]*[.B15]" office:value-type="float" office:value="0.24704" calcext:value-type="float">
            <text:p>0.24704</text:p>
          </table:table-cell>
          <table:table-cell table:formula="of:=[.E15]*100" office:value-type="float" office:value="24.704" calcext:value-type="float">
            <text:p>25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oft Brexit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[.G3]" office:value-type="float" office:value="0.32" calcext:value-type="float">
            <text:p>0.32</text:p>
          </table:table-cell>
          <table:table-cell table:number-columns-repeated="2"/>
          <table:table-cell table:formula="of:=[.A18]*[.B18]" office:value-type="float" office:value="0.224" calcext:value-type="float">
            <text:p>0.224</text:p>
          </table:table-cell>
          <table:table-cell table:formula="of:=[.E18]*100" office:value-type="float" office:value="22.4" calcext:value-type="float">
            <text:p>22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V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21]*[.B21]*[.C21]" office:value-type="float" office:value="0.288" calcext:value-type="float">
            <text:p>0.288</text:p>
          </table:table-cell>
          <table:table-cell table:formula="of:=[.E21]*100" office:value-type="float" office:value="28.8" calcext:value-type="float">
            <text:p>29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escind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24]*[.B24]*[.C24]" office:value-type="float" office:value="0.048" calcext:value-type="float">
            <text:p>0.048</text:p>
          </table:table-cell>
          <table:table-cell table:number-columns-repeated="8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table:formula="of:=[.G3]" office:value-type="float" office:value="0.32" calcext:value-type="float">
            <text:p>0.32</text:p>
          </table:table-cell>
          <table:table-cell/>
          <table:table-cell table:formula="of:=[.A25]*[.B25]*[.C25]" office:value-type="float" office:value="0.0384" calcext:value-type="float">
            <text:p>0.0384</text:p>
          </table:table-cell>
          <table:table-cell table:number-columns-repeated="8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table:formula="of:=[.A26]*[.B26]*[.C26]*[.D26]" office:value-type="float" office:value="0.0128" calcext:value-type="float">
            <text:p>0.0128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SUM([.E24:.E26])" office:value-type="float" office:value="0.0992" calcext:value-type="float">
            <text:p>0.0992</text:p>
          </table:table-cell>
          <table:table-cell table:formula="of:=[.E27]*100" office:value-type="float" office:value="9.92" calcext:value-type="float">
            <text:p>10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number-columns-repeated="5"/>
          <table:table-cell table:style-name="Default" table:formula="of:=SUM([.F12:.F27])" office:value-type="float" office:value="100" calcext:value-type="float">
            <text:p>10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Worth</meta:initial-creator>
    <meta:creation-date>2019-03-29T14:14:44.359632195</meta:creation-date>
    <meta:generator>LibreOffice/6.2.0.3$MacOSX_X86_64 LibreOffice_project/98c6a8a1c6c7b144ce3cc729e34964b47ce25d62</meta:generator>
    <dc:date>2019-03-29T15:18:55.394788756</dc:date>
    <dc:creator>Jon Worth</dc:creator>
    <meta:editing-duration>PT14M</meta:editing-duration>
    <meta:editing-cycles>3</meta:editing-cycles>
    <meta:document-statistic meta:table-count="2" meta:cell-count="180" meta:object-count="0"/>
  </office:meta>
</office:document-meta>
</file>